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nd *se (n dolor esan ;ldfai l</text:p>
      <text:p text:style-name="P1">sekj soi e983lk df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17:49:57.98</meta:creation-date>
    <dc:date>2010-02-12T17:54:49.93</dc:date>
    <meta:editing-duration>PT00H04M55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2" meta:word-count="11" meta:character-count="50"/>
  </office:meta>
</office:document-meta>
</file>